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6.35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5">
            <text:p>Übersicht aller Datenbankfunktione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string" table:style-name="ce3">
            <text:p>Account / Anmeldung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account_id</text:p>
          </table:table-cell>
          <table:table-cell office:value-type="string" table:style-name="ce4">
            <text:p>login</text:p>
          </table:table-cell>
          <table:table-cell office:value-type="string" table:style-name="ce5">
            <text:p>Liefert die Account-ID zum übergebenen Logi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anmeldung</text:p>
          </table:table-cell>
          <table:table-cell office:value-type="string" table:style-name="ce6">
            <text:p>login</text:p>
          </table:table-cell>
          <table:table-cell office:value-type="string" table:style-name="ce7">
            <text:p>Liefert alle Accountdaten zum übergebenen Login zurück (z.B. Passwort zur Prüfung)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get_anmeldung_email</text:p>
          </table:table-cell>
          <table:table-cell office:value-type="string" table:style-name="ce8">
            <text:p>email</text:p>
          </table:table-cell>
          <table:table-cell office:value-type="string" table:style-name="ce9">
            <text:p>Liefert alle Accountdaten zur übergebenen Email zurück (z.B. zur Prüfung doppelter Nutzerregistrierung)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insert_registrierung</text:p>
          </table:table-cell>
          <table:table-cell office:value-type="string" table:style-name="ce7">
            <text:p>login</text:p>
            <text:p>passwort</text:p>
            <text:p>email</text:p>
          </table:table-cell>
          <table:table-cell office:value-type="string" table:style-name="ce7">
            <text:p>Legt einen neuen Account mit den übergebenen Werten an, wenn noch kein Account mit dem selben Login oder der selben Email existiert</text:p>
          </table:table-cell>
          <table:table-cell table:number-columns-repeated="16381"/>
        </table:table-row>
        <table:table-row table:number-rows-repeated="2" table:style-name="ro2">
          <table:table-cell table:style-name="ce10"/>
          <table:table-cell table:number-columns-repeated="2" table:style-name="ce11"/>
          <table:table-cell table:number-columns-repeated="16381"/>
        </table:table-row>
        <table:table-row table:style-name="ro3">
          <table:table-cell office:value-type="string" table:style-name="ce3">
            <text:p>Aktionen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aktion_dauer</text:p>
          </table:table-cell>
          <table:table-cell office:value-type="string" table:style-name="ce4">
            <text:p>aktion.titel</text:p>
          </table:table-cell>
          <table:table-cell office:value-type="string" table:style-name="ce5">
            <text:p>Liefert die (Grund-)Dauer einer konkreten Aktion (titel)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insert_aktion_spieler</text:p>
          </table:table-cell>
          <table:table-cell office:value-type="string" table:style-name="ce7">
            <text:p>spieler_id</text:p>
            <text:p>aktion.titel</text:p>
            <text:p>(any_id_1)</text:p>
            <text:p>(any_id_2)</text:p>
          </table:table-cell>
          <table:table-cell office:value-type="string" table:style-name="ce7">
            <text:p>Fügt dem angegebenen Spieler (spieler_id) eine laufende Aktion (aktion_id) hinzu mit Start- und Endedatum (Ende = Start + Aktionsdauer). Zusätzlich können bis zu 2 Ids für weitere Informationen abgelegt werden. (z.B. Zielgebiet für Gebietswechsel)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et_aktion_spieler</text:p>
          </table:table-cell>
          <table:table-cell office:value-type="string" table:style-name="ce12">
            <text:p>spieler_id</text:p>
          </table:table-cell>
          <table:table-cell office:value-type="string" table:style-name="ce13">
            <text:p>Liefert Daten zu allen aktuell laufenden Aktionen eines Spielers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ktion_spieler_aktiv</text:p>
          </table:table-cell>
          <table:table-cell office:value-type="string" table:style-name="ce6">
            <text:p>spieler_id</text:p>
          </table:table-cell>
          <table:table-cell office:value-type="string" table:style-name="ce7">
            <text:p>Liefert die ID aus aktion_spieler, wenn aktuell eine aktiv ist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update_aktion_spieler</text:p>
          </table:table-cell>
          <table:table-cell office:value-type="string" table:style-name="ce13">
            <text:p>spieler_id</text:p>
            <text:p>aktion_text</text:p>
          </table:table-cell>
          <table:table-cell office:value-type="string" table:style-name="ce13">
            <text:p>Setzt den Status der übergebenen Aktionsart beim Spieler auf abgeschlossen</text:p>
          </table:table-cell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2">
          <table:table-cell table:style-name="ce2"/>
          <table:table-cell table:number-columns-repeated="2" table:style-name="ce14"/>
          <table:table-cell table:number-columns-repeated="16381"/>
        </table:table-row>
        <table:table-row table:style-name="ro3">
          <table:table-cell office:value-type="string" table:style-name="ce3">
            <text:p>Bilder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bild_zu_gebiet</text:p>
          </table:table-cell>
          <table:table-cell office:value-type="string" table:style-name="ce4">
            <text:p>gebiet_id</text:p>
          </table:table-cell>
          <table:table-cell office:value-type="string" table:style-name="ce5">
            <text:p>Liefert den direkten Bilderpfad zur übergebenen Gebiet-ID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bilder</text:p>
          </table:table-cell>
          <table:table-cell office:value-type="string" table:style-name="ce6">
            <text:p>bilder_id</text:p>
          </table:table-cell>
          <table:table-cell office:value-type="string" table:style-name="ce7">
            <text:p>Liefert alle Daten zur angegebenen Bilder-ID (Titel, Pfad, Beschreibung, …)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bild_zu_titel</text:p>
          </table:table-cell>
          <table:table-cell office:value-type="string" table:style-name="ce4">
            <text:p>titel</text:p>
          </table:table-cell>
          <table:table-cell office:value-type="string" table:style-name="ce5">
            <text:p>Liefert den direkten Bilderpfad zum übergebenen Bilder-Titel</text:p>
          </table:table-cell>
          <table:table-cell table:number-columns-repeated="16381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Gattung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start_gattung</text:p>
          </table:table-cell>
          <table:table-cell office:value-type="string" table:style-name="ce4">
            <text:p>gattung</text:p>
          </table:table-cell>
          <table:table-cell office:value-type="string" table:style-name="ce5">
            <text:p>Liefert alle Daten zur übergebenen Gattung , die für den Start relevant sind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gattung_titel</text:p>
          </table:table-cell>
          <table:table-cell office:value-type="string" table:style-name="ce6">
            <text:p>gattung_id</text:p>
          </table:table-cell>
          <table:table-cell office:value-type="string" table:style-name="ce7">
            <text:p>Gibt den Titel zur übergebenen Gattungs-ID zurück</text:p>
          </table:table-cell>
          <table:table-cell table:number-columns-repeated="16381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Gebiet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gebiet_id</text:p>
          </table:table-cell>
          <table:table-cell office:value-type="string" table:style-name="ce4">
            <text:p>gebiet_titel</text:p>
          </table:table-cell>
          <table:table-cell office:value-type="string" table:style-name="ce5">
            <text:p>Gibt die zugehörige Gebiets-ID zum übergebenen Gebietstitel zurüc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gebiet</text:p>
          </table:table-cell>
          <table:table-cell office:value-type="string" table:style-name="ce6">
            <text:p>gebiet_id</text:p>
          </table:table-cell>
          <table:table-cell office:value-type="string" table:style-name="ce7">
            <text:p>Liefert alle Daten zur übergebenen Gebiets-ID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get_gebiet_gebiet</text:p>
          </table:table-cell>
          <table:table-cell office:value-type="string" table:style-name="ce12">
            <text:p>von_gebiet_id</text:p>
          </table:table-cell>
          <table:table-cell office:value-type="string" table:style-name="ce13">
            <text:p>Gibt alle Gebiete mit ID und Titel zurück, die vom übergebenen Gebiet (gebiet_id) erreicht werden könn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exist_gebiet_gebiet</text:p>
          </table:table-cell>
          <table:table-cell office:value-type="string" table:style-name="ce7">
            <text:p>von_gebiet_id</text:p>
            <text:p>nach_gebiet_id</text:p>
          </table:table-cell>
          <table:table-cell office:value-type="string" table:style-name="ce7">
            <text:p>Gibt die Anzahl der direkten Verbindungen von einem Gebiet (von_gebiet_id) ins andere (nach_gebiet_id) zurück</text:p>
          </table:table-cell>
          <table:table-cell table:number-columns-repeated="16381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Items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items_npc</text:p>
          </table:table-cell>
          <table:table-cell office:value-type="string" table:style-name="ce5">
            <text:p>npc_id</text:p>
          </table:table-cell>
          <table:table-cell office:value-type="string" table:style-name="ce5">
            <text:p>Liefert alle Items, die vom NPC gewonnen werden können, mit Wahrscheinlichkeit und Anzah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ll_items_spieler</text:p>
          </table:table-cell>
          <table:table-cell office:value-type="string" table:style-name="ce7">
            <text:p>spieler_id</text:p>
          </table:table-cell>
          <table:table-cell office:value-type="string" table:style-name="ce7">
            <text:p>Gibt alle Items aus, die dem Spieler gehöre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items_spieler</text:p>
          </table:table-cell>
          <table:table-cell office:value-type="string" table:style-name="ce5">
            <text:p>spieler_id</text:p>
            <text:p>items_id</text:p>
          </table:table-cell>
          <table:table-cell office:value-type="string" table:style-name="ce5">
            <text:p>Gibt die Anzahl des Items zurück, die der Spieler besitzt davon besitzt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insert_items_spieler</text:p>
          </table:table-cell>
          <table:table-cell office:value-type="string" table:style-name="ce7">
            <text:p>spieler_id</text:p>
            <text:p>items_id</text:p>
            <text:p>anzahl</text:p>
          </table:table-cell>
          <table:table-cell office:value-type="string" table:style-name="ce7">
            <text:p>Fügt entsprechende Anzahl des Items dem angegebenen Spieler hinzu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update_items_spieler</text:p>
          </table:table-cell>
          <table:table-cell office:value-type="string" table:style-name="ce5">
            <text:p>spieler_id</text:p>
            <text:p>items_id</text:p>
            <text:p>anzahl</text:p>
          </table:table-cell>
          <table:table-cell office:value-type="string" table:style-name="ce5">
            <text:p>Ändert die Anzahl des Items vom angegebenen Spieler</text:p>
          </table:table-cell>
          <table:table-cell table:number-columns-repeated="16381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NPC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npcs_gebiet</text:p>
          </table:table-cell>
          <table:table-cell office:value-type="string" table:style-name="ce5">
            <text:p>gebiet_id</text:p>
            <text:p>npc_typ</text:p>
          </table:table-cell>
          <table:table-cell office:value-type="string" table:style-name="ce5">
            <text:p>Liefert alle NPCs mit ihrem Werten zurück, die es in dem Gebiet (gebiet_id) gibt und vom Typ (npc_typ) sind</text:p>
          </table:table-cell>
          <table:table-cell table:number-columns-repeated="16381"/>
        </table:table-row>
        <table:table-row table:style-name="ro2">
          <table:table-cell table:style-name="ce2"/>
          <table:table-cell table:number-columns-repeated="2" table:style-name="ce14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Spieler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spieler_login</text:p>
          </table:table-cell>
          <table:table-cell office:value-type="string" table:style-name="ce4">
            <text:p>login</text:p>
          </table:table-cell>
          <table:table-cell office:value-type="string" table:style-name="ce5">
            <text:p>Gibt alle Spieler mit ihren Daten aus, die zum Nutzer (login) existier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spieler</text:p>
          </table:table-cell>
          <table:table-cell office:value-type="string" table:style-name="ce6">
            <text:p>spieler_id</text:p>
          </table:table-cell>
          <table:table-cell office:value-type="string" table:style-name="ce7">
            <text:p>Liefert die spezifischen Daten eines bestimmten Spielers (spieler_id)</text:p>
          </table:table-cell>
          <table:table-cell table:number-columns-repeated="16381"/>
        </table:table-row>
        <table:table-row table:style-name="ro6">
          <table:table-cell office:value-type="string" table:style-name="ce12">
            <text:p>insert_spieler</text:p>
          </table:table-cell>
          <table:table-cell office:value-type="string" table:style-name="ce13">
            <text:p>login</text:p>
            <text:p>gebiet</text:p>
            <text:p>gattung</text:p>
            <text:p>name</text:p>
            <text:p>geschlecht</text:p>
          </table:table-cell>
          <table:table-cell office:value-type="string" table:style-name="ce13">
            <text:p>Erzeugt mit den übergebenen Daten einen neuen Spieler, wenn Account, Gebiet und Gattung existier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delete_spieler</text:p>
          </table:table-cell>
          <table:table-cell office:value-type="string" table:style-name="ce6">
            <text:p>spieler_id</text:p>
          </table:table-cell>
          <table:table-cell office:value-type="string" table:style-name="ce7">
            <text:p>Löscht einen Spieler (und nur den Spieler) aus der Datenbank. Items und alles andere zur Spieler-Id bleiben aktuell erhalten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gebietswechsel</text:p>
          </table:table-cell>
          <table:table-cell office:value-type="string" table:style-name="ce13">
            <text:p>spieler_id</text:p>
            <text:p>gebiet_id</text:p>
          </table:table-cell>
          <table:table-cell office:value-type="string" table:style-name="ce13">
            <text:p>Versetzt den Spieler (spieler_id) in das neue Gebiet (gebiet_id)</text:p>
          </table:table-cell>
          <table:table-cell table:number-columns-repeated="16381"/>
        </table:table-row>
        <table:table-row table:number-rows-repeated="12"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number-rows-repeated="10" table:style-name="ro2">
          <table:table-cell table:number-columns-repeated="3" table:style-name="ce2"/>
          <table:table-cell table:number-columns-repeated="16381"/>
        </table:table-row>
        <table:table-row table:number-rows-repeated="10485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achen</meta:initial-creator>
    <dc:creator>Drachen</dc:creator>
    <meta:creation-date>2017-03-26T18:31:53Z</meta:creation-date>
    <dc:date>2017-04-15T20:14:52Z</dc:date>
    <meta:editing-duration>PT0S</meta:editing-duration>
  </office:meta>
</office:document-meta>
</file>